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5.95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5" table:default-cell-style-name="ce12"/>
        <table:table-column table:style-name="co6" table:default-cell-style-name="ce14"/>
        <table:table-row table:style-name="ro1">
          <table:table-cell table:style-name="ce13" office:value-type="string" calcext:value-type="string">
            <text:p>Problem </text:p>
          </table:table-cell>
          <table:table-cell table:style-name="ce13" office:value-type="string" calcext:value-type="string">
            <text:p>Gen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PSO(200,200,0.05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uniform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,mod1=1,mod2=1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,mod1=2,mod2=2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200,200,0.05,mod1=1,mod2=2)</text:p>
          </table:table-cell>
          <table:table-cell table:style-name="ce3" office:value-type="string" calcext:value-type="string">
            <text:p>RATE 100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4007" calcext:value-type="float">
            <text:p>40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42" calcext:value-type="float">
            <text:p>41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513" calcext:value-type="float">
            <text:p>45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51" calcext:value-type="float">
            <text:p>34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28" calcext:value-type="float">
            <text:p>32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91" calcext:value-type="float">
            <text:p>319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94" calcext:value-type="float">
            <text:p>37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52" calcext:value-type="float">
            <text:p>37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59" calcext:value-type="float">
            <text:p>39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75" calcext:value-type="float">
            <text:p>307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15" calcext:value-type="float">
            <text:p>281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90" calcext:value-type="float">
            <text:p>289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2376" calcext:value-type="float">
            <text:p>23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48" calcext:value-type="float">
            <text:p>254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82" calcext:value-type="float">
            <text:p>19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84" calcext:value-type="float">
            <text:p>16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47" calcext:value-type="float">
            <text:p>174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2869" calcext:value-type="float">
            <text:p>286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33" calcext:value-type="float">
            <text:p>29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56" calcext:value-type="float">
            <text:p>31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55" calcext:value-type="float">
            <text:p>24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62" calcext:value-type="float">
            <text:p>226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09" calcext:value-type="float">
            <text:p>230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958" calcext:value-type="float">
            <text:p>195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82" calcext:value-type="float">
            <text:p>19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6" calcext:value-type="float">
            <text:p>17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76" calcext:value-type="float">
            <text:p>17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34" calcext:value-type="float">
            <text:p>13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51" calcext:value-type="float">
            <text:p>13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2946" calcext:value-type="float">
            <text:p>29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04" calcext:value-type="float">
            <text:p>3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38" calcext:value-type="float">
            <text:p>343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64" calcext:value-type="float">
            <text:p>20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6" calcext:value-type="float">
            <text:p>21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12" calcext:value-type="float">
            <text:p>211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3120" calcext:value-type="float">
            <text:p>31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84" calcext:value-type="float">
            <text:p>35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32" calcext:value-type="float">
            <text:p>343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02" calcext:value-type="float">
            <text:p>27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02" calcext:value-type="float">
            <text:p>28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25" calcext:value-type="float">
            <text:p>272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3250" calcext:value-type="float">
            <text:p>32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35" calcext:value-type="float">
            <text:p>373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69" calcext:value-type="float">
            <text:p>336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17" calcext:value-type="float">
            <text:p>321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79" calcext:value-type="float">
            <text:p>32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06" calcext:value-type="float">
            <text:p>330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3561" calcext:value-type="float">
            <text:p>35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02" calcext:value-type="float">
            <text:p>39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16" calcext:value-type="float">
            <text:p>321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53" calcext:value-type="float">
            <text:p>335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30" calcext:value-type="float">
            <text:p>343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42" calcext:value-type="float">
            <text:p>34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2280" calcext:value-type="float">
            <text:p>228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11" calcext:value-type="float">
            <text:p>24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68" calcext:value-type="float">
            <text:p>226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87" calcext:value-type="float">
            <text:p>16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3" calcext:value-type="float">
            <text:p>160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26" calcext:value-type="float">
            <text:p>162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613" calcext:value-type="float">
            <text:p>26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34" calcext:value-type="float">
            <text:p>22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51" calcext:value-type="float">
            <text:p>21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57" calcext:value-type="float">
            <text:p>165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98" calcext:value-type="float">
            <text:p>129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12" calcext:value-type="float">
            <text:p>131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3687" calcext:value-type="float">
            <text:p>36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65" calcext:value-type="float">
            <text:p>38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55" calcext:value-type="float">
            <text:p>38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08" calcext:value-type="float">
            <text:p>29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84" calcext:value-type="float">
            <text:p>27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16" calcext:value-type="float">
            <text:p>271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4501" calcext:value-type="float">
            <text:p>45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76" calcext:value-type="float">
            <text:p>3076</text:p>
          </table:table-cell>
          <table:table-cell table:style-name="ce15" office:value-type="percentage" office:value="0.7333" calcext:value-type="percentage">
            <text:p>73%</text:p>
          </table:table-cell>
          <table:table-cell office:value-type="float" office:value="4310" calcext:value-type="float">
            <text:p>4310</text:p>
          </table:table-cell>
          <table:table-cell table:style-name="ce15" office:value-type="percentage" office:value="0.5667" calcext:value-type="percentage">
            <text:p>57%</text:p>
          </table:table-cell>
          <table:table-cell office:value-type="float" office:value="2767" calcext:value-type="float">
            <text:p>276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89" calcext:value-type="float">
            <text:p>25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90" calcext:value-type="float">
            <text:p>269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6410" calcext:value-type="float">
            <text:p>6410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8006" calcext:value-type="float">
            <text:p>800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640" calcext:value-type="float">
            <text:p>86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508" calcext:value-type="float">
            <text:p>75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435" calcext:value-type="float">
            <text:p>743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550" calcext:value-type="float">
            <text:p>755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3210" calcext:value-type="float">
            <text:p>32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56" calcext:value-type="float">
            <text:p>28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29" calcext:value-type="float">
            <text:p>33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49" calcext:value-type="float">
            <text:p>2849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484" calcext:value-type="float">
            <text:p>2484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613" calcext:value-type="float">
            <text:p>2613</text:p>
          </table:table-cell>
          <table:table-cell table:style-name="ce15"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2752" calcext:value-type="float">
            <text:p>27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40" calcext:value-type="float">
            <text:p>31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49" calcext:value-type="float">
            <text:p>284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64" calcext:value-type="float">
            <text:p>19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93" calcext:value-type="float">
            <text:p>17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07" calcext:value-type="float">
            <text:p>180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3219" calcext:value-type="float">
            <text:p>32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10" calcext:value-type="float">
            <text:p>37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56" calcext:value-type="float">
            <text:p>34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51" calcext:value-type="float">
            <text:p>25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21" calcext:value-type="float">
            <text:p>24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4352" calcext:value-type="float">
            <text:p>43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865" calcext:value-type="float">
            <text:p>48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554" calcext:value-type="float">
            <text:p>45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795" calcext:value-type="float">
            <text:p>579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81" calcext:value-type="float">
            <text:p>408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78" calcext:value-type="float">
            <text:p>407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7705" calcext:value-type="float">
            <text:p>77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183" calcext:value-type="float">
            <text:p>91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356" calcext:value-type="float">
            <text:p>83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088" calcext:value-type="float">
            <text:p>110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886" calcext:value-type="float">
            <text:p>888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242" calcext:value-type="float">
            <text:p>92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4107" calcext:value-type="float">
            <text:p>41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77" calcext:value-type="float">
            <text:p>347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10" calcext:value-type="float">
            <text:p>33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13" calcext:value-type="float">
            <text:p>30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04" calcext:value-type="float">
            <text:p>23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92" calcext:value-type="float">
            <text:p>229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372" calcext:value-type="float">
            <text:p>637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566" calcext:value-type="float">
            <text:p>65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56" calcext:value-type="float">
            <text:p>38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19" calcext:value-type="float">
            <text:p>40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38" calcext:value-type="float">
            <text:p>393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5270" calcext:value-type="float">
            <text:p>52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284" calcext:value-type="float">
            <text:p>82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379" calcext:value-type="float">
            <text:p>83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741" calcext:value-type="float">
            <text:p>67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801" calcext:value-type="float">
            <text:p>68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364" calcext:value-type="float">
            <text:p>736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8509" calcext:value-type="float">
            <text:p>850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872" calcext:value-type="float">
            <text:p>1187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921" calcext:value-type="float">
            <text:p>1192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357" calcext:value-type="float">
            <text:p>1135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1996" calcext:value-type="float">
            <text:p>1199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201" calcext:value-type="float">
            <text:p>1220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3325" calcext:value-type="float">
            <text:p>3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59" calcext:value-type="float">
            <text:p>42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46" calcext:value-type="float">
            <text:p>39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54" calcext:value-type="float">
            <text:p>25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95" calcext:value-type="float">
            <text:p>249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59" calcext:value-type="float">
            <text:p>245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3360" calcext:value-type="float">
            <text:p>33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41" calcext:value-type="float">
            <text:p>42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90" calcext:value-type="float">
            <text:p>399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82" calcext:value-type="float">
            <text:p>25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32" calcext:value-type="float">
            <text:p>243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4" calcext:value-type="float">
            <text:p>247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3488" calcext:value-type="float">
            <text:p>34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37" calcext:value-type="float">
            <text:p>42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36" calcext:value-type="float">
            <text:p>383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26" calcext:value-type="float">
            <text:p>252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46" calcext:value-type="float">
            <text:p>244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3331" calcext:value-type="float">
            <text:p>333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37" calcext:value-type="float">
            <text:p>34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45" calcext:value-type="float">
            <text:p>334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64" calcext:value-type="float">
            <text:p>23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77" calcext:value-type="float">
            <text:p>227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39" calcext:value-type="float">
            <text:p>2139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4000" calcext:value-type="float">
            <text:p>40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83" calcext:value-type="float">
            <text:p>36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937" calcext:value-type="float">
            <text:p>39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77" calcext:value-type="float">
            <text:p>277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34" calcext:value-type="float">
            <text:p>2734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2718" calcext:value-type="float">
            <text:p>2718</text:p>
          </table:table-cell>
          <table:table-cell table:style-name="ce15"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4312" calcext:value-type="float">
            <text:p>4312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3781" calcext:value-type="float">
            <text:p>3781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4008" calcext:value-type="float">
            <text:p>4008</text:p>
          </table:table-cell>
          <table:table-cell table:style-name="ce15" office:value-type="percentage" office:value="0.7667" calcext:value-type="percentage">
            <text:p>77%</text:p>
          </table:table-cell>
          <table:table-cell office:value-type="float" office:value="3175" calcext:value-type="float">
            <text:p>317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05" calcext:value-type="float">
            <text:p>2905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3053" calcext:value-type="float">
            <text:p>3053</text:p>
          </table:table-cell>
          <table:table-cell table:style-name="ce15"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775" calcext:value-type="float">
            <text:p>4775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4060" calcext:value-type="float">
            <text:p>4060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4545" calcext:value-type="float">
            <text:p>4545</text:p>
          </table:table-cell>
          <table:table-cell table:style-name="ce15" office:value-type="percentage" office:value="0.6" calcext:value-type="percentage">
            <text:p>60%</text:p>
          </table:table-cell>
          <table:table-cell office:value-type="float" office:value="3940" calcext:value-type="float">
            <text:p>39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59" calcext:value-type="float">
            <text:p>3559</text:p>
          </table:table-cell>
          <table:table-cell table:style-name="ce15" office:value-type="percentage" office:value="0.7333" calcext:value-type="percentage">
            <text:p>73%</text:p>
          </table:table-cell>
          <table:table-cell office:value-type="float" office:value="3455" calcext:value-type="float">
            <text:p>3455</text:p>
          </table:table-cell>
          <table:table-cell table:style-name="ce15" office:value-type="percentage" office:value="0.6333" calcext:value-type="percentage">
            <text:p>63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2991" calcext:value-type="float">
            <text:p>29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04" calcext:value-type="float">
            <text:p>35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28" calcext:value-type="float">
            <text:p>31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16" calcext:value-type="float">
            <text:p>2316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005" calcext:value-type="float">
            <text:p>20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09" calcext:value-type="float">
            <text:p>200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442" calcext:value-type="float">
            <text:p>34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13" calcext:value-type="float">
            <text:p>42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26" calcext:value-type="float">
            <text:p>412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13" calcext:value-type="float">
            <text:p>35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58" calcext:value-type="float">
            <text:p>315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60" calcext:value-type="float">
            <text:p>326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320" calcext:value-type="float">
            <text:p>43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019" calcext:value-type="float">
            <text:p>50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774" calcext:value-type="float">
            <text:p>67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229" calcext:value-type="float">
            <text:p>62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891" calcext:value-type="float">
            <text:p>58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893" calcext:value-type="float">
            <text:p>58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3211" calcext:value-type="float">
            <text:p>32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610" calcext:value-type="float">
            <text:p>46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04" calcext:value-type="float">
            <text:p>37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54" calcext:value-type="float">
            <text:p>25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62" calcext:value-type="float">
            <text:p>236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56" calcext:value-type="float">
            <text:p>215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3679" calcext:value-type="float">
            <text:p>36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629" calcext:value-type="float">
            <text:p>46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262" calcext:value-type="float">
            <text:p>426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93" calcext:value-type="float">
            <text:p>34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78" calcext:value-type="float">
            <text:p>297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95" calcext:value-type="float">
            <text:p>319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3:.B37])" office:value-type="float" office:value="134409" calcext:value-type="float">
            <text:p>134409</text:p>
          </table:table-cell>
          <table:table-cell table:style-name="ce7" table:formula="of:=AVERAGE([.C3:.C37])" office:value-type="percentage" office:value="0.994285714285714" calcext:value-type="percentage">
            <text:p>99,43%</text:p>
          </table:table-cell>
          <table:table-cell table:style-name="ce13" table:formula="of:=SUM([.D3:.D37])" office:value-type="float" office:value="153006" calcext:value-type="float">
            <text:p>153006</text:p>
          </table:table-cell>
          <table:table-cell table:style-name="ce7" table:formula="of:=AVERAGE([.E3:.E37])" office:value-type="percentage" office:value="0.989522857142857" calcext:value-type="percentage">
            <text:p>98,95%</text:p>
          </table:table-cell>
          <table:table-cell table:style-name="ce13" table:formula="of:=SUM([.F3:.F37])" office:value-type="float" office:value="152666" calcext:value-type="float">
            <text:p>152666</text:p>
          </table:table-cell>
          <table:table-cell table:style-name="ce7" table:formula="of:=AVERAGE([.G3:.G37])" office:value-type="percentage" office:value="0.969525714285714" calcext:value-type="percentage">
            <text:p>96,95%</text:p>
          </table:table-cell>
          <table:table-cell table:style-name="ce13" table:formula="of:=SUM([.H3:.H37])" office:value-type="float" office:value="127839" calcext:value-type="float">
            <text:p>127839</text:p>
          </table:table-cell>
          <table:table-cell table:style-name="ce7" table:formula="of:=AVERAGE([.I3:.I37])" office:value-type="percentage" office:value="0.998097142857143" calcext:value-type="percentage">
            <text:p>99,81%</text:p>
          </table:table-cell>
          <table:table-cell table:style-name="ce13" table:formula="of:=SUM([.J3:.J37])" office:value-type="float" office:value="118863" calcext:value-type="float">
            <text:p>118863</text:p>
          </table:table-cell>
          <table:table-cell table:style-name="ce7" table:formula="of:=AVERAGE([.K3:.K37])" office:value-type="percentage" office:value="0.985714285714286" calcext:value-type="percentage">
            <text:p>98,57%</text:p>
          </table:table-cell>
          <table:table-cell table:style-name="ce13" table:formula="of:=SUM([.L3:.L37])" office:value-type="float" office:value="120180" calcext:value-type="float">
            <text:p>120180</text:p>
          </table:table-cell>
          <table:table-cell table:style-name="ce7" table:formula="of:=AVERAGE([.M3:.M37])" office:value-type="percentage" office:value="0.98" calcext:value-type="percentage">
            <text:p>98,00%</text:p>
          </table:table-cell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8-09T08:21:08.550912347</dc:date>
    <meta:editing-duration>PT7H51M22S</meta:editing-duration>
    <meta:editing-cycles>78</meta:editing-cycles>
    <meta:generator>LibreOffice/7.4.7.2$Linux_X86_64 LibreOffice_project/40$Build-2</meta:generator>
    <meta:document-statistic meta:table-count="1" meta:cell-count="480" meta:object-count="0"/>
  </office:meta>
</office:document-meta>
</file>